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adornments="Standard" style:font-family-generic="swiss" style:font-pitch="fixed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Footer">
      <style:paragraph-properties fo:margin-top="0in" fo:margin-bottom="0in" style:contextual-spacing="false"/>
    </style:style>
    <style:style style:name="P3" style:family="paragraph" style:parent-style-name="Header">
      <style:paragraph-properties fo:margin-top="0in" fo:margin-bottom="0in" style:contextual-spacing="false"/>
    </style:style>
    <style:style style:name="P4" style:family="paragraph" style:parent-style-name="Header">
      <style:paragraph-properties fo:margin-top="0in" fo:margin-bottom="0in" style:contextual-spacing="false" fo:text-align="end" style:justify-single-word="false"/>
    </style:style>
    <style:style style:name="P5" style:family="paragraph" style:parent-style-name="Standard">
      <style:paragraph-properties fo:margin-top="0in" fo:margin-bottom="0in" style:contextual-spacing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ile_20_Giustificato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ooter">
      <style:paragraph-properties fo:margin-top="0in" fo:margin-bottom="0in" style:contextual-spacing="false"/>
    </style:style>
    <style:style style:name="P9" style:family="paragraph" style:parent-style-name="Contents_20_1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0" style:family="paragraph" style:parent-style-name="Contents_20_Heading" style:master-page-name="Standard">
      <style:paragraph-properties style:page-number="auto"/>
    </style:style>
    <style:style style:name="P11" style:family="paragraph" style:parent-style-name="Bibliography_20_Heading">
      <style:paragraph-properties fo:break-before="page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10">Indice generale</text:p>
          </text:index-title>
          <text:p text:style-name="P9">1. Introduzione<text:tab/>3</text:p>
          <text:p text:style-name="P9">2. Appendice A<text:tab/>5</text:p>
          <text:p text:style-name="P9">3. Appendice B<text:tab/>9</text:p>
          <text:p text:style-name="P9">4. Appendice C<text:tab/>13</text:p>
        </text:index-body>
      </text:table-of-content>
      <text:h text:style-name="Heading_20_1" text:outline-level="1">Introduzione</text:h>
      <text:p text:style-name="P7"/>
      <text:bibliography text:style-name="Sect1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</text:bibliography-entry-template>
          <text:bibliography-entry-template text:bibliography-type="book" text:style-name="Bibliography_20_1">
            <text:index-entry-bibliography text:bibliography-data-field="identifier"/>
          </text:bibliography-entry-template>
          <text:bibliography-entry-template text:bibliography-type="booklet" text:style-name="Bibliography_20_1">
            <text:index-entry-bibliography text:bibliography-data-field="identifier"/>
          </text:bibliography-entry-template>
          <text:bibliography-entry-template text:bibliography-type="conference" text:style-name="Bibliography_20_1">
            <text:index-entry-bibliography text:bibliography-data-field="identifier"/>
          </text:bibliography-entry-template>
          <text:bibliography-entry-template text:bibliography-type="custom1" text:style-name="Bibliography_20_1">
            <text:index-entry-bibliography text:bibliography-data-field="identifier"/>
          </text:bibliography-entry-template>
          <text:bibliography-entry-template text:bibliography-type="custom2" text:style-name="Bibliography_20_1">
            <text:index-entry-bibliography text:bibliography-data-field="identifier"/>
          </text:bibliography-entry-template>
          <text:bibliography-entry-template text:bibliography-type="custom3" text:style-name="Bibliography_20_1">
            <text:index-entry-bibliography text:bibliography-data-field="identifier"/>
          </text:bibliography-entry-template>
          <text:bibliography-entry-template text:bibliography-type="custom4" text:style-name="Bibliography_20_1">
            <text:index-entry-bibliography text:bibliography-data-field="identifie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tab-stop style:type="left" style:position="0in" style:leader-char=" "/>
            <text:index-entry-span>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</text:bibliography-entry-template>
          <text:bibliography-entry-template text:bibliography-type="inbook" text:style-name="Bibliography_20_1">
            <text:index-entry-bibliography text:bibliography-data-field="identifier"/>
          </text:bibliography-entry-template>
          <text:bibliography-entry-template text:bibliography-type="incollection" text:style-name="Bibliography_20_1">
            <text:index-entry-bibliography text:bibliography-data-field="identifier"/>
          </text:bibliography-entry-template>
          <text:bibliography-entry-template text:bibliography-type="inproceedings" text:style-name="Bibliography_20_1">
            <text:index-entry-bibliography text:bibliography-data-field="identifier"/>
          </text:bibliography-entry-template>
          <text:bibliography-entry-template text:bibliography-type="journal" text:style-name="Bibliography_20_1">
            <text:index-entry-bibliography text:bibliography-data-field="identifier"/>
          </text:bibliography-entry-template>
          <text:bibliography-entry-template text:bibliography-type="manual" text:style-name="Bibliography_20_1">
            <text:index-entry-bibliography text:bibliography-data-field="identifier"/>
          </text:bibliography-entry-template>
          <text:bibliography-entry-template text:bibliography-type="mastersthesis" text:style-name="Bibliography_20_1">
            <text:index-entry-bibliography text:bibliography-data-field="identifier"/>
          </text:bibliography-entry-template>
          <text:bibliography-entry-template text:bibliography-type="misc" text:style-name="Bibliography_20_1">
            <text:index-entry-bibliography text:bibliography-data-field="identifier"/>
          </text:bibliography-entry-template>
          <text:bibliography-entry-template text:bibliography-type="phdthesis" text:style-name="Bibliography_20_1">
            <text:index-entry-bibliography text:bibliography-data-field="identifier"/>
          </text:bibliography-entry-template>
          <text:bibliography-entry-template text:bibliography-type="proceedings" text:style-name="Bibliography_20_1">
            <text:index-entry-bibliography text:bibliography-data-field="identifier"/>
          </text:bibliography-entry-template>
          <text:bibliography-entry-template text:bibliography-type="techreport" text:style-name="Bibliography_20_1">
            <text:index-entry-bibliography text:bibliography-data-field="identifier"/>
          </text:bibliography-entry-template>
          <text:bibliography-entry-template text:bibliography-type="unpublished" text:style-name="Bibliography_20_1">
            <text:index-entry-bibliography text:bibliography-data-field="identifier"/>
          </text:bibliography-entry-template>
          <text:bibliography-entry-template text:bibliography-type="www" text:style-name="Bibliography_20_1">
            <text:index-entry-bibliography text:bibliography-data-field="identifier"/>
          </text:bibliography-entry-template>
        </text:bibliography-source>
        <text:index-body>
          <text:index-title text:style-name="Sect2" text:name="Bibliografia1_Head">
            <text:p text:style-name="P11">Bibliografia</text:p>
          </text:index-title>
        </text:index-body>
      </text:bibliography>
      <text:p text:style-name="Stile_20_Giustificato"><text:span text:style-name="Citation">Tutti gli URL ivi riportati sono stati visitati in data di pubblicazione di questo documento.</text:span></text:p>
      <text:h text:style-name="Heading_20_1" text:outline-level="1"><text:bookmark-start text:name="__RefNumPara__7579_1699766045"/>Appendice A<text:bookmark-end text:name="__RefNumPara__7579_169976604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adornments="Standard" style:font-family-generic="swiss" style:font-pitch="fixed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45in" fo:margin-bottom="0in" style:contextual-spacing="false" fo:line-height="150%" fo:text-align="center" style:justify-single-word="false"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1945in" fo:margin-bottom="0.0835in" style:contextual-spacing="false" style:register-true="tru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Stile_20_Giustificato" style:display-name="Stile Giustificato" style:family="paragraph" style:parent-style-name="Standard">
      <style:paragraph-properties fo:text-align="justify" style:justify-single-word="false"/>
      <style:text-properties fo:font-size="12pt"/>
    </style:style>
    <style:style style:name="Heading_20_1" style:display-name="Heading 1" style:family="paragraph" style:parent-style-name="Stile_20_Giustificato" style:next-style-name="Heading_20_2" style:auto-update="true" style:default-outline-level="1" style:class="text" style:master-page-name="Right_20_Page">
      <style:paragraph-properties fo:margin-top="0.1665in" fo:margin-bottom="0.0417in" style:contextual-spacing="false" fo:text-align="center" style:justify-single-word="false" style:page-number="auto" fo:break-before="page" fo:background-color="transparent" style:shadow="none" fo:keep-with-next="always">
        <style:tab-stops/>
        <style:drop-cap/>
        <style:background-image/>
      </style:paragraph-properties>
      <style:text-properties style:font-name="Cambria" fo:font-size="16pt" fo:font-weight="bold" style:letter-kerning="true" style:font-size-asian="16pt" style:font-weight-asian="bold" style:font-name-complex="Cambria" style:font-size-complex="16pt" style:font-weight-complex="bold"/>
    </style:style>
    <style:style style:name="Heading_20_2" style:display-name="Heading 2" style:family="paragraph" style:parent-style-name="Standard" style:next-style-name="Stile_20_Giustificato" style:auto-update="true" style:default-outline-level="2" style:class="text">
      <style:paragraph-properties fo:margin-left="0.5472in" fo:margin-right="0in" fo:margin-top="0.1945in" fo:margin-bottom="0.0417in" style:contextual-spacing="false" fo:text-align="start" style:justify-single-word="false" fo:text-indent="-0.2992in" style:auto-text-indent="false" fo:keep-with-next="always"/>
      <style:text-properties style:font-name="Cambria" fo:font-size="14pt" fo:font-style="italic" fo:font-weight="bold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ile_20_Giustificato" style:default-outline-level="3" style:class="text">
      <style:paragraph-properties fo:margin-top="0.1945in" fo:margin-bottom="0.0417in" style:contextual-spacing="false" fo:text-align="start" style:justify-single-word="false" fo:keep-with-next="always"/>
      <style:text-properties style:font-name="Calibri" fo:font-size="13pt" fo:font-weight="bold" style:font-size-asian="13pt" style:font-weight-asian="bold" style:font-name-complex="Calibri" style:font-size-complex="13pt" style:font-weight-complex="bold"/>
    </style:style>
    <style:style style:name="Heading_20_4" style:display-name="Heading 4" style:family="paragraph" style:parent-style-name="Heading" style:next-style-name="Stile_20_Giustificato" style:auto-update="true" style:default-outline-level="4" style:class="text">
      <style:paragraph-properties fo:margin-top="0.1665in" fo:margin-bottom="0.0417in" style:contextual-spacing="false" fo:text-align="start" style:justify-single-word="false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reformattato_20_HTML" style:display-name="Preformattato HTML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" style:family="paragraph" style:parent-style-name="Stile_20_Giustificato" style:class="extra">
      <style:paragraph-properties fo:margin-top="0in" fo:margin-bottom="0in" style:contextual-spacing="fals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sto_20_commento" style:display-name="Testo commento" style:family="paragraph" style:parent-style-name="Standard">
      <style:text-properties fo:font-size="10pt" style:font-size-asian="10pt" style:font-size-complex="10pt"/>
    </style:style>
    <style:style style:name="Soggetto_20_commento" style:display-name="Soggetto commento" style:family="paragraph" style:parent-style-name="Testo_20_commento" style:next-style-name="Testo_20_commento">
      <style:text-properties fo:font-weight="bold" style:font-weight-asian="bold" style:font-weight-complex="bold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Riferimenti_20_Bibliografici" style:display-name="Riferimenti Bibliografici" style:family="paragraph" style:parent-style-name="Text_20_body">
      <style:paragraph-properties fo:margin-left="0.9846in" fo:margin-right="0in" fo:margin-top="0.1945in" fo:margin-bottom="0in" style:contextual-spacing="false" fo:line-height="100%" fo:text-align="start" style:justify-single-word="false" fo:text-indent="-0.9846in" style:auto-text-indent="false"/>
    </style:style>
    <style:style style:name="Intro" style:family="paragraph" style:next-style-name="Stile_20_Giustificato">
      <style:paragraph-properties fo:margin-left="0.25in" fo:margin-right="0in" fo:orphans="2" fo:widows="2" fo:text-indent="0in" style:auto-text-indent="false"/>
      <style:text-properties style:use-window-font-color="true" style:font-name="Cambria" fo:font-size="16pt" fo:language="it" fo:country="IT" fo:font-weight="bold" style:letter-kerning="true" style:font-name-asian="Arial" style:font-size-asian="16pt" style:font-weight-asian="bold" style:font-name-complex="Cambria" style:font-size-complex="16pt" style:language-complex="ar" style:country-complex="SA" style:font-weight-complex="bold"/>
    </style:style>
    <style:style style:name="Elenco_20_Puntato_20_Descrizione" style:display-name="Elenco Puntato Descrizione" style:family="paragraph" style:parent-style-name="List_20_Paragraph">
      <style:paragraph-properties fo:text-align="start" style:justify-single-word="false"/>
      <style:text-properties style:font-size-complex="10pt"/>
    </style:style>
    <style:style style:name="Title" style:family="paragraph" style:parent-style-name="Standard" style:next-style-name="Standard" style:class="chapter">
      <style:paragraph-properties fo:margin-top="0.1665in" fo:margin-bottom="0.0417in" style:contextual-spacing="false"/>
      <style:text-properties style:font-name="Cambria" fo:font-size="16pt" fo:font-weight="bold" style:letter-kerning="true" style:font-size-asian="16pt" style:font-weight-asian="bold" style:font-name-complex="Cambria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style:contextual-spacing="false" fo:text-align="start" style:justify-single-word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style:contextual-spacing="false" fo:line-height="100%" fo:text-align="start" style:justify-single-word="false" fo:text-indent="0in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in" style:contextual-spacing="false" fo:line-height="100%" fo:text-align="start" style:justify-single-word="false" fo:text-indent="0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Stile_20_Paragrafo_20_elenco_20__2b__20_Allineato_20_a_20_sinistra" style:display-name="Stile Paragrafo elenco + Allineato a sinistra" style:family="paragraph" style:parent-style-name="List_20_Paragraph">
      <style:paragraph-properties fo:text-align="start" style:justify-single-word="false"/>
      <style:text-properties style:font-size-complex="10pt"/>
    </style:style>
    <style:style style:name="Stile1" style:family="paragraph" style:parent-style-name="Standard">
      <style:paragraph-properties fo:text-align="center" style:justify-single-word="false"/>
      <style:text-properties style:font-name="Verdana" fo:font-size="11pt" style:font-size-asian="11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Corpo_20_del_20_testo_20_2" style:display-name="Corpo del testo 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rpo_20_del_20_testo_20_3" style:display-name="Corpo del testo 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4pt" fo:font-weight="bold" style:font-size-asian="14pt" style:font-weight-asian="bold" style:font-weight-complex="bold"/>
    </style:style>
    <style:style style:name="Stile_20_Sinistro_3a__20__20_0_20_cm_20_Sporgente_20__20_254_20_cm2" style:display-name="Stile Sinistro:  0 cm Sporgente  254 cm2" style:family="paragraph" style:parent-style-name="Standard">
      <style:paragraph-properties fo:margin-left="1in" fo:margin-right="0in" fo:margin-top="0in" fo:margin-bottom="0in" style:contextual-spacing="false" fo:text-align="start" style:justify-single-word="false" fo:orphans="0" fo:widows="0" fo:hyphenation-ladder-count="no-limit" fo:text-indent="-1in" style:auto-text-indent="false"/>
      <style:text-properties style:font-size-complex="10pt" fo:hyphenate="false" fo:hyphenation-remain-char-count="2" fo:hyphenation-push-char-count="2"/>
    </style:style>
    <style:style style:name="Frontespizio" style:family="paragraph" style:parent-style-name="Standard">
      <style:paragraph-properties fo:margin-top="0in" fo:margin-bottom="0in" style:contextual-spacing="false" fo:line-height="100%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555in" style:type="center"/>
          <style:tab-stop style:position="5.5118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align="start" style:justify-single-word="false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.1945in" fo:margin-bottom="0.1965in" style:contextual-spacing="false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Drawing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.1945in" fo:margin-bottom="0in" style:contextual-spacing="false"/>
      <style:text-properties style:font-name="DejaVu Sans Mono" fo:font-size="10pt" style:font-name-asian="DejaVu Sans2" style:font-size-asian="10pt" style:font-name-complex="DejaVu Sans Mono" style:font-size-complex="10pt"/>
    </style:style>
    <style:style style:name="Table" style:family="paragraph" style:parent-style-name="Caption" style:class="extra"/>
    <style:style style:name="Codice" style:family="paragraph" style:parent-style-name="Frontespizio" style:auto-update="true" style:list-style-name="" style:master-page-name="">
      <style:paragraph-properties fo:margin-left="0in" fo:margin-right="0in" fo:margin-top="0.0783in" fo:margin-bottom="0in" style:contextual-spacing="false" fo:line-height="100%" fo:text-align="start" style:justify-single-word="false" fo:orphans="2" fo:widows="2" fo:text-indent="0in" style:auto-text-indent="false" style:page-number="auto" fo:background-color="#e6e6ff" style:shadow="none" fo:keep-with-next="auto" text:number-lines="false" text:line-number="0">
        <style:tab-stops/>
        <style:background-image/>
      </style:paragraph-properties>
      <style:text-properties style:font-name="Liberation Mono" fo:font-size="10pt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Figura" style:family="paragraph" style:parent-style-name="Caption"/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Patch" style:family="paragraph" style:parent-style-name="Codice" style:master-page-name="">
      <style:paragraph-properties fo:margin-left="0in" fo:margin-right="0in" fo:margin-top="0.0193in" fo:margin-bottom="0.0193in" style:contextual-spacing="false" fo:text-indent="0in" style:auto-text-indent="false" style:page-number="auto"/>
      <style:text-properties style:font-name="Droid Sans Mono" fo:font-size="10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dica" style:family="paragraph" style:parent-style-name="Text_20_body" style:auto-update="true" style:master-page-name="">
      <style:paragraph-properties fo:margin-top="0.0398in" fo:margin-bottom="0in" style:contextual-spacing="false" fo:line-height="100%" fo:text-align="end" style:justify-single-word="false" style:page-number="auto"/>
      <style:text-properties fo:font-style="italic" style:font-style-asian="italic" style:font-style-complex="itali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fo:font-size="12pt" style:font-size-asian="12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12pt" style:font-size-asian="12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size="12pt" style:font-size-asian="12pt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fo:font-size="12pt" style:font-size-asian="12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fo:font-size="12pt" style:font-size-asian="12pt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fo:font-size="12pt" style:font-size-asian="12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12pt" style:font-size-asian="12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Calibri" style:font-name-asian="Calibri" style:font-name-complex="Calibri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fo:font-size="12pt" style:font-size-asian="12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fo:font-size="12pt" style:font-size-asian="12pt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fo:font-size="12pt" style:font-size-asian="12pt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-complex="Times New Roman"/>
    </style:style>
    <style:style style:name="WW8Num13z0" style:family="text">
      <style:text-properties style:font-name="Times New Roman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fo:font-size="12pt" style:font-size-asian="12pt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Calibri" style:font-name-asian="Calibri" style:font-name-complex="Calibri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fo:font-size="12pt" style:font-size-asian="12pt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fo:font-size="12pt" style:font-size-asian="12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fo:font-size="12pt" style:font-size-asian="12pt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20z0" style:family="text">
      <style:text-properties fo:font-size="12pt" style:font-size-asian="12pt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1z0" style:family="text">
      <style:text-properties fo:font-size="12pt" style:font-size-asian="12pt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3z0" style:family="text">
      <style:text-properties fo:font-size="12pt" style:font-size-asian="12pt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fo:font-size="12pt" style:font-size-asian="12pt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fo:font-size="12pt" style:font-size-asian="12pt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fo:font-size="12pt" style:font-size-asian="12pt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Car._20_predefinito_20_paragrafo" style:display-name="Car. predefinito paragrafo" style:family="text"/>
    <style:style style:name="_20_Carattere_20_Carattere12" style:display-name=" Carattere Carattere12" style:family="text" style:parent-style-name="Car._20_predefinito_20_paragrafo">
      <style:text-properties style:font-name="Cambria" fo:font-size="16pt" fo:language="it" fo:country="IT" fo:font-weight="bold" style:letter-kerning="true" style:font-size-asian="16pt" style:font-weight-asian="bold" style:font-name-complex="Cambria" style:font-size-complex="16pt" style:language-complex="ar" style:country-complex="SA" style:font-weight-complex="bold"/>
    </style:style>
    <style:style style:name="_20_Carattere_20_Carattere11" style:display-name=" Carattere Carattere11" style:family="text" style:parent-style-name="Car._20_predefinito_20_paragrafo">
      <style:text-properties style:font-name="Cambria" fo:font-size="14pt" fo:language="it" fo:country="IT" fo:font-style="italic" fo:font-weight="bold" style:font-size-asian="14pt" style:font-style-asian="italic" style:font-weight-asian="bold" style:font-name-complex="Cambria" style:font-size-complex="14pt" style:language-complex="ar" style:country-complex="SA" style:font-style-complex="italic" style:font-weight-complex="bold"/>
    </style:style>
    <style:style style:name="Titolo_20_3_20_Carattere_20_Carattere" style:display-name="Titolo 3 Carattere Carattere" style:family="text" style:parent-style-name="Car._20_predefinito_20_paragrafo">
      <style:text-properties style:font-name="Calibri" fo:font-size="13pt" fo:language="it" fo:country="IT" fo:font-weight="bold" style:font-size-asian="13pt" style:font-weight-asian="bold" style:font-name-complex="Calibri" style:font-size-complex="13pt" style:language-complex="ar" style:country-complex="SA" style:font-weight-complex="bold"/>
    </style:style>
    <style:style style:name="_20_Carattere_20_Carattere9" style:display-name=" Carattere Carattere9" style:family="text" style:parent-style-name="Car._20_predefinito_20_paragrafo">
      <style:text-properties fo:font-size="14pt" fo:language="it" fo:country="IT" fo:font-weight="bold" style:font-size-asian="14pt" style:font-weight-asian="bold" style:font-name-complex="Times New Roman" style:font-size-complex="14pt" style:font-weight-complex="bold"/>
    </style:style>
    <style:style style:name="_20_Carattere_20_Carattere6" style:display-name=" Carattere Carattere6" style:family="text" style:parent-style-name="Car._20_predefinito_20_paragrafo">
      <style:text-properties fo:font-size="12pt" fo:language="en" fo:country="US" style:font-size-asian="12pt" style:font-name-complex="Times New Roman" style:font-size-complex="12pt"/>
    </style:style>
    <style:style style:name="Citazioni" style:family="text" style:parent-style-name="_20_Carattere_20_Carattere6">
      <style:text-properties fo:color="#000000" style:font-name="Verdana" style:font-name-complex="Verdana"/>
    </style:style>
    <style:style style:name="Stile_20_Citazioni_20__2b__20_11_20_pt" style:display-name="Stile Citazioni + 11 pt" style:family="text" style:parent-style-name="Citazioni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 style:font-name-complex="Times New Roman"/>
    </style:style>
    <style:style style:name="_20_Carattere_20_Carattere8" style:display-name=" Carattere Carattere8" style:family="text" style:parent-style-name="Car._20_predefinito_20_paragrafo">
      <style:text-properties style:font-name="Courier New" fo:font-size="10pt" fo:language="en" fo:country="US" style:font-size-asian="10pt" style:font-name-complex="Courier New" style:font-size-complex="10pt"/>
    </style:style>
    <style:style style:name="Rimando_20_commento" style:display-name="Rimando commento" style:family="text" style:parent-style-name="Car._20_predefinito_20_paragrafo">
      <style:text-properties fo:font-size="8pt" style:font-size-asian="8pt" style:font-name-complex="Times New Roman" style:font-size-complex="8pt"/>
    </style:style>
    <style:style style:name="_20_Carattere_20_Carattere7" style:display-name=" Carattere Carattere7" style:family="text" style:parent-style-name="Car._20_predefinito_20_paragrafo">
      <style:text-properties fo:language="it" fo:country="IT" style:language-complex="ar" style:country-complex="SA"/>
    </style:style>
    <style:style style:name="Footnote_20_Symbol" style:display-name="Footnote Symbol" style:family="text" style:parent-style-name="Car._20_predefinito_20_paragrafo">
      <style:text-properties style:text-position="super 58%" style:font-name-complex="Times New Roman"/>
    </style:style>
    <style:style style:name="Page_20_Number" style:display-name="Page Number" style:family="text" style:parent-style-name="Car._20_predefinito_20_paragrafo">
      <style:text-properties style:font-name-complex="Times New Roman"/>
    </style:style>
    <style:style style:name="_20_Carattere_20_Carattere5" style:display-name=" Carattere Carattere5" style:family="text" style:parent-style-name="Car._20_predefinito_20_paragrafo">
      <style:text-properties fo:font-size="12pt" fo:language="en" fo:country="US" style:font-size-asian="12pt" style:font-name-complex="Times New Roman" style:font-size-complex="12pt"/>
    </style:style>
    <style:style style:name="_20_Carattere_20_Carattere4" style:display-name=" Carattere Carattere4" style:family="text" style:parent-style-name="Car._20_predefinito_20_paragrafo">
      <style:text-properties fo:font-size="10pt" fo:language="en" fo:country="US" style:font-size-asian="10pt" style:font-name-complex="Times New Roman" style:font-size-complex="10pt"/>
    </style:style>
    <style:style style:name="_20_Carattere_20_Carattere3" style:display-name=" Carattere Carattere3" style:family="text" style:parent-style-name="_20_Carattere_20_Carattere4">
      <style:text-properties fo:font-weight="bold" style:font-weight-asian="bold" style:font-weight-complex="bold"/>
    </style:style>
    <style:style style:name="_20_Carattere_20_Carattere2" style:display-name=" Carattere Carattere2" style:family="text" style:parent-style-name="Car._20_predefinito_20_paragrafo">
      <style:text-properties fo:font-size="1pt" fo:language="en" fo:country="US" style:font-size-asian="1pt" style:font-name-complex="Times New Roman"/>
    </style:style>
    <style:style style:name="_20_Carattere_20_Carattere1" style:display-name=" Carattere Carattere1" style:family="text" style:parent-style-name="Car._20_predefinito_20_paragrafo">
      <style:text-properties style:font-name="Cambria" fo:font-size="16pt" fo:language="en" fo:country="US" fo:font-weight="bold" style:letter-kerning="true" style:font-size-asian="16pt" style:font-weight-asian="bold" style:font-name-complex="Cambria" style:font-size-complex="16pt" style:font-weight-complex="bold"/>
    </style:style>
    <style:style style:name="_20_Carattere_20_Carattere" style:display-name=" Carattere Carattere" style:family="text" style:parent-style-name="Car._20_predefinito_20_paragrafo">
      <style:text-properties style:font-name-complex="Times New Roman"/>
    </style:style>
    <style:style style:name="Endnote_20_Symbol" style:display-name="Endnote Symbol" style:family="text" style:parent-style-name="Car._20_predefinito_20_paragrafo">
      <style:text-properties style:text-position="super 58%" style:font-name-complex="Times New Roman"/>
    </style:style>
    <style:style style:name="Visited_20_Internet_20_Link" style:display-name="Visited Internet Link" style:family="text" style:parent-style-name="Car._20_predefinito_20_paragrafo">
      <style:text-properties fo:color="#800080" style:text-underline-style="solid" style:text-underline-width="auto" style:text-underline-color="font-color"/>
    </style:style>
    <style:style style:name="Stile_20_Corsivo_20_prima_20_Automatico_20_Interlinea_20_singola" style:display-name="Stile Corsivo prima Automatico Interlinea singola" style:family="text" style:parent-style-name="Car._20_predefinito_20_paragrafo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fo:font-size="10pt" style:font-name-asian="DejaVu Sans2" style:font-size-asian="10.5pt" style:font-name-complex="DejaVu Sans Mono"/>
    </style:style>
    <style:style style:name="Numbering_20_Symbols" style:display-name="Numbering Symbols" style:family="text"/>
    <style:style style:name="Line_20_numbering" style:display-name="Line numbering" style:family="text"/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2" style:font-name-complex="DejaVu Sans Mono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25in" fo:margin-left="0.002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298in" fo:text-indent="-0.3in" fo:margin-left="0.298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748in" fo:text-indent="-0.35in" fo:margin-left="0.598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998in" fo:text-indent="-0.45in" fo:margin-left="0.948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498in" fo:text-indent="-0.55in" fo:margin-left="1.298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48in" fo:text-indent="-0.65in" fo:margin-left="1.64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48in" fo:text-indent="-0.75in" fo:margin-left="1.998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498in" fo:text-indent="-0.85in" fo:margin-left="2.348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998in" fo:text-indent="-1in" fo:margin-left="2.748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libri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2z0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2z0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2z0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2z0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2z0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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libri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417in" fo:text-indent="-0.3in" fo:margin-left="1.04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917in" fo:text-indent="-0.35in" fo:margin-left="1.341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417in" fo:text-indent="-0.45in" fo:margin-left="1.6917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417in" fo:text-indent="-0.55in" fo:margin-left="2.041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917in" fo:text-indent="-0.65in" fo:margin-left="2.3917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917in" fo:text-indent="-0.75in" fo:margin-left="2.741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417in" fo:text-indent="-0.85in" fo:margin-left="3.09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7417in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298in" fo:text-indent="-0.3in" fo:margin-left="0.29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748in" fo:text-indent="-0.35in" fo:margin-left="0.598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998in" fo:text-indent="-0.45in" fo:margin-left="0.948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498in" fo:text-indent="-0.55in" fo:margin-left="1.29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48in" fo:text-indent="-0.65in" fo:margin-left="1.64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48in" fo:text-indent="-0.75in" fo:margin-left="1.998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498in" fo:text-indent="-0.85in" fo:margin-left="2.348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998in" fo:text-indent="-1in" fo:margin-left="2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text:bullet-char="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6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6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by-position="false" text:sort-algorithm="alphanumeric" fo:language="it" fo:country="IT">
      <text:sort-key text:key="identifier" text:sort-ascending="true"/>
    </text:bibliography-configuration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Footer">
      <style:paragraph-properties fo:margin-top="0in" fo:margin-bottom="0in" style:contextual-spacing="false"/>
    </style:style>
    <style:style style:name="MP3" style:family="paragraph" style:parent-style-name="Header">
      <style:paragraph-properties fo:margin-top="0in" fo:margin-bottom="0in" style:contextual-spacing="false" fo:text-align="end" style:justify-single-word="false"/>
    </style:style>
    <style:style style:name="MP4" style:family="paragraph" style:parent-style-name="Header">
      <style:paragraph-properties fo:margin-top="0in" fo:margin-bottom="0in" style:contextual-spacing="false"/>
    </style:style>
    <style:style style:name="MP5" style:family="paragraph" style:parent-style-name="Standard">
      <style:paragraph-properties fo:margin-top="0in" fo:margin-bottom="0in" style:contextual-spacing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 style:page-usage="mirrored">
      <style:page-layout-properties fo:page-width="8.2681in" fo:page-height="11.6929in" style:num-format="1" style:print-orientation="portrait" fo:margin-top="1.1811in" fo:margin-bottom="1.1811in" fo:margin-left="1.1811in" fo:margin-right="0.9839in" fo:background-color="transparent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1.1811in" fo:margin-bottom="1.1811in" fo:margin-left="1.1811in" fo:margin-right="0.9839in" style:shadow="none" fo:background-color="transparent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3937in" fo:margin-bottom="1.1811in" fo:margin-left="1.5752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in" fo:margin-left="0in" fo:margin-right="0in" fo:margin-top="0in"/>
      </style:footer-style>
    </style:page-layout>
    <style:page-layout style:name="Mpm4" style:page-usage="mirrored">
      <style:page-layout-properties fo:page-width="8.2681in" fo:page-height="11.6929in" style:num-format="1" style:print-orientation="portrait" fo:margin-top="0.3937in" fo:margin-bottom="0.3937in" fo:margin-left="1.5752in" fo:margin-right="1.1811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1.1811in" fo:margin-bottom="1.1811in" fo:margin-left="1.1811in" fo:margin-right="0.983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6" style:page-usage="left">
      <style:page-layout-properties fo:page-width="8.2681in" fo:page-height="11.6929in" style:num-format="1" style:print-orientation="portrait" fo:margin-top="1.1811in" fo:margin-bottom="1.1811in" fo:margin-left="0.9839in" fo:margin-right="1.1811in" style:shadow="none" fo:background-color="transparent" style:register-truth-ref-style-name="Text_20_body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paragraph" svg:x="4.2453in" svg:y="0.0028in" draw:z-index="4"><draw:text-box fo:min-height="0.1457in" fo:min-width="0.0161in"><text:p text:style-name="MP2"><text:span text:style-name="Page_20_Number"><text:page-number text:select-page="current">17</text:page-number></text:span></text:p></draw:text-box></draw:frame></text:p>
      </style:footer>
      <style:footer-left style:display="false">
        <text:p text:style-name="MP1"><draw:frame draw:style-name="Mfr1" draw:name="Frame11" text:anchor-type="paragraph" svg:x="4.2453in" svg:y="0.0028in" draw:z-index="3"><draw:text-box fo:min-height="0.1457in" fo:min-width="0.0161in"><text:p text:style-name="MP2"><text:span text:style-name="Page_20_Number"><text:page-number text:select-page="current">4</text:page-number></text:span></text:p></draw:text-box></draw:frame></text:p>
      </style:footer-left>
    </style:master-page>
    <style:master-page style:name="First_20_Page" style:display-name="First Page" style:page-layout-name="Mpm2" style:next-style-name="Standard"/>
    <style:master-page style:name="Conversione_20_1" style:display-name="Conversione 1" style:page-layout-name="Mpm3" style:next-style-name="Conversione_20_seguente_20_1">
      <style:header>
        <text:p text:style-name="MP3"/>
      </style:header>
      <style:footer>
        <text:p text:style-name="Footer"/>
      </style:footer>
    </style:master-page>
    <style:master-page style:name="Conversione_20_seguente_20_1" style:display-name="Conversione seguente 1" style:page-layout-name="Mpm4">
      <style:header>
        <text:p text:style-name="MP3"/>
      </style:header>
      <style:header-left style:display="false">
        <text:p text:style-name="Header_20_left"/>
      </style:header-left>
      <style:footer>
        <text:p text:style-name="MP1"><draw:frame draw:style-name="Mfr1" draw:name="Cornice7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>
      <style:footer-left style:display="false">
        <text:p text:style-name="Standard"><draw:frame draw:style-name="Mfr1" draw:name="Frame1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draw:frame draw:style-name="Mfr2" draw:name="Cornice8" text:anchor-type="paragraph" svg:y="0.000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-left>
    </style:master-page>
    <style:master-page style:name="Conversione_20_2" style:display-name="Conversione 2" style:page-layout-name="Mpm3" style:next-style-name="Conversione_20_seguente_20_2">
      <style:header>
        <text:p text:style-name="MP3"/>
      </style:header>
      <style:footer>
        <text:p text:style-name="Footer"/>
      </style:footer>
    </style:master-page>
    <style:master-page style:name="Conversione_20_seguente_20_2" style:display-name="Conversione seguente 2" style:page-layout-name="Mpm4">
      <style:header>
        <text:p text:style-name="MP3"/>
      </style:header>
      <style:header-left style:display="false">
        <text:p text:style-name="Header_20_left"/>
      </style:header-left>
      <style:footer>
        <text:p text:style-name="MP1"><draw:frame draw:style-name="Mfr1" draw:name="Cornice9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>
      <style:footer-left style:display="false">
        <text:p text:style-name="Standard"><draw:frame draw:style-name="Mfr1" draw:name="Frame2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draw:frame draw:style-name="Mfr2" draw:name="Cornice10" text:anchor-type="paragraph" svg:y="0.000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-left>
    </style:master-page>
    <style:master-page style:name="Conversione_20_3" style:display-name="Conversione 3" style:page-layout-name="Mpm3" style:next-style-name="Conversione_20_seguente_20_3">
      <style:header>
        <text:p text:style-name="MP3"/>
      </style:header>
      <style:footer>
        <text:p text:style-name="Footer"/>
      </style:footer>
    </style:master-page>
    <style:master-page style:name="Conversione_20_seguente_20_3" style:display-name="Conversione seguente 3" style:page-layout-name="Mpm4">
      <style:header>
        <text:p text:style-name="MP3"/>
      </style:header>
      <style:header-left style:display="false">
        <text:p text:style-name="Header_20_left"/>
      </style:header-left>
      <style:footer>
        <text:p text:style-name="MP1"><draw:frame draw:style-name="Mfr1" draw:name="Cornice11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>
      <style:footer-left style:display="false">
        <text:p text:style-name="Standard"><draw:frame draw:style-name="Mfr1" draw:name="Frame3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draw:frame draw:style-name="Mfr2" draw:name="Cornice12" text:anchor-type="paragraph" svg:y="0.000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-left>
    </style:master-page>
    <style:master-page style:name="Conversione_20_4" style:display-name="Conversione 4" style:page-layout-name="Mpm3" style:next-style-name="Conversione_20_seguente_20_4">
      <style:header>
        <text:p text:style-name="MP3"/>
      </style:header>
      <style:footer>
        <text:p text:style-name="Footer"/>
      </style:footer>
    </style:master-page>
    <style:master-page style:name="Conversione_20_seguente_20_4" style:display-name="Conversione seguente 4" style:page-layout-name="Mpm4">
      <style:header>
        <text:p text:style-name="MP3"/>
      </style:header>
      <style:header-left style:display="false">
        <text:p text:style-name="Header_20_left"/>
      </style:header-left>
      <style:footer>
        <text:p text:style-name="MP1"><draw:frame draw:style-name="Mfr1" draw:name="Cornice13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>
      <style:footer-left style:display="false">
        <text:p text:style-name="Standard"><draw:frame draw:style-name="Mfr1" draw:name="Frame4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draw:frame draw:style-name="Mfr2" draw:name="Cornice14" text:anchor-type="paragraph" svg:y="0.000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-left>
    </style:master-page>
    <style:master-page style:name="Conversione_20_5" style:display-name="Conversione 5" style:page-layout-name="Mpm3" style:next-style-name="Conversione_20_seguente_20_5">
      <style:header>
        <text:p text:style-name="MP3"/>
      </style:header>
      <style:footer>
        <text:p text:style-name="Footer"/>
      </style:footer>
    </style:master-page>
    <style:master-page style:name="Conversione_20_seguente_20_5" style:display-name="Conversione seguente 5" style:page-layout-name="Mpm4">
      <style:header>
        <text:p text:style-name="MP3"/>
      </style:header>
      <style:header-left style:display="false">
        <text:p text:style-name="MP4"/>
      </style:header-left>
      <style:footer>
        <text:p text:style-name="MP1"><draw:frame draw:style-name="Mfr1" draw:name="Cornice15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>
      <style:footer-left style:display="false">
        <text:p text:style-name="Standard"><draw:frame draw:style-name="Mfr1" draw:name="Frame5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draw:frame draw:style-name="Mfr2" draw:name="Cornice16" text:anchor-type="paragraph" svg:y="0.000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-left>
    </style:master-page>
    <style:master-page style:name="Conversione_20_6" style:display-name="Conversione 6" style:page-layout-name="Mpm3" style:next-style-name="Conversione_20_seguente_20_6">
      <style:header>
        <text:p text:style-name="MP3"/>
      </style:header>
      <style:footer>
        <text:p text:style-name="Footer"/>
      </style:footer>
    </style:master-page>
    <style:master-page style:name="Conversione_20_seguente_20_6" style:display-name="Conversione seguente 6" style:page-layout-name="Mpm4">
      <style:header>
        <text:p text:style-name="MP3"/>
      </style:header>
      <style:header-left style:display="false">
        <text:p text:style-name="MP4"/>
      </style:header-left>
      <style:footer>
        <text:p text:style-name="MP1"><draw:frame draw:style-name="Mfr1" draw:name="Cornice17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>
      <style:footer-left style:display="false">
        <text:p text:style-name="Standard"><draw:frame draw:style-name="Mfr1" draw:name="Frame6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draw:frame draw:style-name="Mfr2" draw:name="Cornice18" text:anchor-type="paragraph" svg:y="0.000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-left>
    </style:master-page>
    <style:master-page style:name="Conversione_20_7" style:display-name="Conversione 7" style:page-layout-name="Mpm3" style:next-style-name="Conversione_20_seguente_20_7">
      <style:header>
        <text:p text:style-name="MP3"/>
      </style:header>
      <style:footer>
        <text:p text:style-name="Footer"/>
      </style:footer>
    </style:master-page>
    <style:master-page style:name="Conversione_20_seguente_20_7" style:display-name="Conversione seguente 7" style:page-layout-name="Mpm4">
      <style:header>
        <text:p text:style-name="MP3"/>
      </style:header>
      <style:header-left style:display="false">
        <text:p text:style-name="MP4"/>
      </style:header-left>
      <style:footer>
        <text:p text:style-name="MP1"><draw:frame draw:style-name="Mfr1" draw:name="Cornice19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>
      <style:footer-left style:display="false">
        <text:p text:style-name="Standard"><draw:frame draw:style-name="Mfr1" draw:name="Frame7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draw:frame draw:style-name="Mfr2" draw:name="Cornice20" text:anchor-type="paragraph" svg:y="0.000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-left>
    </style:master-page>
    <style:master-page style:name="Conversione_20_8" style:display-name="Conversione 8" style:page-layout-name="Mpm3" style:next-style-name="Conversione_20_seguente_20_8">
      <style:header>
        <text:p text:style-name="MP3"/>
      </style:header>
      <style:footer>
        <text:p text:style-name="Footer"/>
      </style:footer>
    </style:master-page>
    <style:master-page style:name="Conversione_20_seguente_20_8" style:display-name="Conversione seguente 8" style:page-layout-name="Mpm4">
      <style:header>
        <text:p text:style-name="MP3"/>
      </style:header>
      <style:header-left style:display="false">
        <text:p text:style-name="MP4"/>
      </style:header-left>
      <style:footer>
        <text:p text:style-name="MP1"><draw:frame draw:style-name="Mfr1" draw:name="Cornice21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>
      <style:footer-left style:display="false">
        <text:p text:style-name="Standard"><draw:frame draw:style-name="Mfr1" draw:name="Frame8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draw:frame draw:style-name="Mfr2" draw:name="Cornice22" text:anchor-type="paragraph" svg:y="0.000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-left>
    </style:master-page>
    <style:master-page style:name="Conversione_20_9" style:display-name="Conversione 9" style:page-layout-name="Mpm3" style:next-style-name="Conversione_20_seguente_20_9">
      <style:header>
        <text:p text:style-name="MP3"/>
      </style:header>
      <style:footer>
        <text:p text:style-name="Footer"/>
      </style:footer>
    </style:master-page>
    <style:master-page style:name="Conversione_20_seguente_20_9" style:display-name="Conversione seguente 9" style:page-layout-name="Mpm4">
      <style:header>
        <text:p text:style-name="MP3"/>
      </style:header>
      <style:header-left style:display="false">
        <text:p text:style-name="MP4"/>
      </style:header-left>
      <style:footer>
        <text:p text:style-name="MP1"><draw:frame draw:style-name="Mfr1" draw:name="Cornice23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>
      <style:footer-left style:display="false">
        <text:p text:style-name="Standard"><draw:frame draw:style-name="Mfr1" draw:name="Frame9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draw:frame draw:style-name="Mfr2" draw:name="Cornice24" text:anchor-type="paragraph" svg:y="0.000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-left>
    </style:master-page>
    <style:master-page style:name="Conversione_20_10" style:display-name="Conversione 10" style:page-layout-name="Mpm3" style:next-style-name="Conversione_20_seguente_20_10">
      <style:header>
        <text:p text:style-name="MP3"/>
      </style:header>
      <style:footer>
        <text:p text:style-name="Footer"/>
      </style:footer>
    </style:master-page>
    <style:master-page style:name="Conversione_20_seguente_20_10" style:display-name="Conversione seguente 10" style:page-layout-name="Mpm4">
      <style:header>
        <text:p text:style-name="MP3"/>
      </style:header>
      <style:header-left style:display="false">
        <text:p text:style-name="MP5"/>
      </style:header-left>
      <style:footer>
        <text:p text:style-name="MP1"><draw:frame draw:style-name="Mfr1" draw:name="Cornice25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>
      <style:footer-left style:display="false">
        <text:p text:style-name="Standard"><draw:frame draw:style-name="Mfr1" draw:name="Frame10" text:anchor-type="paragraph" svg:x="4.2453in" svg:y="0.0028in" draw:z-index="0"><draw:text-box fo:min-height="0.1457in" fo:min-width="0.0161in"><text:p text:style-name="MP2"><text:span text:style-name="Page_20_Number"><text:page-number text:select-page="current"/></text:span></text:p></draw:text-box></draw:frame><draw:frame draw:style-name="Mfr2" draw:name="Cornice26" text:anchor-type="paragraph" svg:y="0.0008in" draw:z-index="0"><draw:text-box fo:min-height="0.1457in" fo:min-width="0.0161in"><text:p text:style-name="MP2"><text:span text:style-name="Page_20_Number"><text:page-number text:select-page="current"/></text:span></text:p></draw:text-box></draw:frame></text:p>
      </style:footer-left>
    </style:master-page>
    <style:master-page style:name="Right_20_Page" style:display-name="Right Page" style:page-layout-name="Mpm5" style:next-style-name="Standard">
      <style:footer>
        <text:p text:style-name="Footer"><draw:frame draw:style-name="Mfr1" draw:name="Cornice5" text:anchor-type="paragraph" svg:x="4.2453in" svg:y="0.0028in" draw:z-index="0"><draw:text-box fo:min-height="0.1457in" fo:min-width="0.0161in"><text:p text:style-name="MP2"><text:span text:style-name="Page_20_Number"><text:page-number text:select-page="current">5</text:page-number></text:span></text:p></draw:text-box></draw:frame></text:p>
      </style:footer>
    </style:master-page>
    <style:master-page style:name="Left_20_Page" style:display-name="Left Page" style:page-layout-name="Mpm6" style:next-style-name="Standard">
      <style:footer>
        <text:p text:style-name="Footer"><draw:frame draw:style-name="Mfr1" draw:name="Cornice4" text:anchor-type="paragraph" svg:x="4in" svg:y="0.0028in" draw:z-index="0"><draw:text-box fo:min-height="0.1457in" fo:min-width="0.0583in"><text:p text:style-name="MP2"><text:span text:style-name="Page_20_Number"><text:page-number text:select-page="current"/></text:span></text:p></draw:text-box></draw:frame></text:p>
      </style:footer>
    </style:master-page>
    <style:master-page style:name="Endnote" style:page-layout-name="Mpm7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chitettura DTN</dc:title>
    <meta:initial-creator>Leo Iannacone</meta:initial-creator>
    <meta:creation-date>2010-09-28T12:02:41</meta:creation-date>
    <meta:editing-cycles>89</meta:editing-cycles>
    <meta:editing-duration>P1DT11H56M34S</meta:editing-duration>
    <meta:generator>LibreOffice/4.1.2.3$Linux_X86_64 LibreOffice_project/410m0$Build-3</meta:generator>
    <dc:date>2013-11-27T16:50:25.152571075</dc:date>
    <dc:creator>Leo Iannacone</dc:creator>
    <meta:document-statistic meta:table-count="0" meta:image-count="0" meta:object-count="0" meta:page-count="5" meta:paragraph-count="43" meta:word-count="41" meta:character-count="219" meta:non-whitespace-character-count="192"/>
    <meta:user-defined meta:name="Info 1"/>
    <meta:user-defined meta:name="Info 2"/>
    <meta:user-defined meta:name="Info 3"/>
    <meta:user-defined meta:name="Info 4"/>
  </office:meta>
</office:document-meta>
</file>